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1B42268A.png" manifest:media-type="image/png"/>
  <manifest:file-entry manifest:full-path="Pictures/100000000000032000000258E080B12F.jpg" manifest:media-type="image/jpeg"/>
  <manifest:file-entry manifest:full-path="Pictures/1000000000000040000000400142E835.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102cm" draw:marker-start-width="0.352cm" draw:marker-end-width="0.352cm" draw:fill="none" draw:textarea-horizontal-align="center" draw:textarea-vertical-align="middle" fo:padding-top="0.05cm" fo:padding-bottom="0.05cm" fo:padding-left="0.05cm" fo:padding-right="0.05cm"/>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355e00" draw:textarea-horizontal-align="justify" draw:textarea-vertical-align="middle" draw:auto-grow-height="false"/>
    </style:style>
    <style:style style:name="gr6" style:family="graphic" style:parent-style-name="standard">
      <style:graphic-properties draw:stroke="none" svg:stroke-width="0cm" svg:stroke-color="#000000" draw:marker-start-width="0.2cm" draw:marker-end-width="0.2cm" draw:fill="none" draw:fill-color="#ffffff" draw:auto-grow-height="true" draw:auto-grow-width="false" fo:max-height="0cm" fo:min-height="0.599cm"/>
    </style:style>
    <style:style style:name="gr7" style:family="graphic" style:parent-style-name="standard">
      <style:graphic-properties draw:stroke="none" svg:stroke-color="#000000" draw:fill="none" draw:fill-color="#ffffff" draw:auto-grow-height="true" draw:auto-grow-width="false" fo:max-height="0cm" fo:min-height="0.599cm"/>
    </style:style>
    <style:style style:name="gr8" style:family="graphic" style:parent-style-name="objectwithoutfill">
      <style:graphic-properties svg:stroke-width="0.203cm" draw:marker-start-width="0.503cm" draw:marker-end-width="0.503cm" draw:fill="none" draw:textarea-horizontal-align="center" draw:textarea-vertical-align="middl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355e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966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947cm"/>
    </style:style>
    <style:style style:name="gr14" style:family="graphic" style:parent-style-name="standard">
      <style:graphic-properties draw:ole-draw-aspect="1" style:protect="size"/>
    </style:style>
    <style:style style:name="pr1" style:family="presentation" style:parent-style-name="lyt-roundedrect-title" style:list-style-name="L6">
      <style:graphic-properties draw:fill-color="#ffffff" draw:auto-grow-height="true" fo:min-height="3.506cm"/>
    </style:style>
    <style:style style:name="pr2" style:family="presentation" style:parent-style-name="lyt-roundedrect-subtitle">
      <style:graphic-properties draw:fill-color="#ffffff" draw:auto-grow-height="true" fo:min-height="16.917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6">
      <style:graphic-properties draw:fill-color="#ffffff" draw:auto-grow-height="true" fo:min-height="3.506cm"/>
    </style:style>
    <style:style style:name="pr5" style:family="presentation" style:parent-style-name="lyt-roundedrect-outline1">
      <style:graphic-properties draw:fill-color="#ffffff" draw:auto-grow-height="true" fo:min-height="16.925cm"/>
    </style:style>
    <style:style style:name="pr6" style:family="presentation" style:parent-style-name="lyt-roundedrect-title" style:list-style-name="L6">
      <style:graphic-properties draw:fill-color="#ffffff" draw:auto-grow-height="true" fo:min-height="3.506cm"/>
    </style:style>
    <style:style style:name="pr7" style:family="presentation" style:parent-style-name="lyt-roundedrect-outline1">
      <style:graphic-properties draw:fill-color="#ffffff" draw:auto-grow-height="true" fo:min-height="4.891cm"/>
    </style:style>
    <style:style style:name="pr8" style:family="presentation" style:parent-style-name="lyt-roundedrect-outline1" style:list-style-name="L3">
      <style:graphic-properties draw:fill-color="#ffffff" draw:auto-grow-height="true" fo:min-height="16.764cm"/>
    </style:style>
    <style:style style:name="pr9" style:family="presentation" style:parent-style-name="lyt-roundedrect-title" style:list-style-name="L6">
      <style:graphic-properties draw:fill-color="#ffffff" draw:auto-grow-height="true" fo:min-height="3.506cm"/>
    </style:style>
    <style:style style:name="pr10" style:family="presentation" style:parent-style-name="lyt-roundedrect-title" style:list-style-name="L6">
      <style:graphic-properties draw:fill-color="#ffffff" draw:auto-grow-height="true" fo:min-height="3.506cm"/>
    </style:style>
    <style:style style:name="pr11" style:family="presentation" style:parent-style-name="lyt-roundedrect-title" style:list-style-name="L6">
      <style:graphic-properties draw:fill-color="#ffffff" draw:auto-grow-height="true" fo:min-height="3.506cm"/>
    </style:style>
    <style:style style:name="pr12" style:family="presentation" style:parent-style-name="lyt-roundedrect-outline1" style:list-style-name="L7">
      <style:graphic-properties draw:fill-color="#ffffff" draw:auto-grow-height="true" fo:min-height="16.231cm"/>
    </style:style>
    <style:style style:name="pr13" style:family="presentation" style:parent-style-name="lyt-roundedrect-title" style:list-style-name="L6">
      <style:graphic-properties draw:fill-color="#ffffff" draw:auto-grow-height="true" fo:min-height="3.506cm"/>
    </style:style>
    <style:style style:name="pr14" style:family="presentation" style:parent-style-name="lyt-roundedrect-outline1">
      <style:graphic-properties draw:fill-color="#ffffff" draw:auto-grow-height="true" fo:min-height="16.23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32pt"/>
    </style:style>
    <style:style style:name="P4" style:family="paragraph">
      <style:text-properties fo:font-size="28.1000003814697pt"/>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text-properties fo:font-size="11pt" style:font-size-asian="11pt" style:font-size-complex="11pt"/>
    </style:style>
    <style:style style:name="P8" style:family="paragraph">
      <style:text-properties fo:font-size="40pt" style:font-size-asian="40pt" style:font-size-complex="40pt"/>
    </style:style>
    <style:style style:name="P9" style:family="paragraph">
      <style:text-properties fo:font-size="48pt" style:text-underline-style="solid" style:text-underline-width="auto" style:text-underline-color="font-color" style:font-size-asian="48pt" style:font-size-complex="48pt"/>
    </style:style>
    <style:style style:name="P10" style:family="paragraph">
      <style:paragraph-properties fo:margin-left="0cm" fo:margin-right="0cm" fo:text-indent="0cm"/>
      <style:text-properties fo:font-size="28pt" style:font-size-asian="28pt" style:font-size-complex="28pt"/>
    </style:style>
    <style:style style:name="T1" style:family="text">
      <style:text-properties fo:font-size="32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40pt" style:font-size-asian="40pt" style:font-size-complex="40pt"/>
    </style:style>
    <style:style style:name="T7" style:family="text">
      <style:text-properties fo:font-size="48pt" style:text-underline-style="solid" style:text-underline-width="auto" style:text-underline-color="font-color" style:font-size-asian="48pt" style:font-size-complex="48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6cm" svg:x="1cm" svg:y="0.837cm" presentation:class="title">
          <draw:text-box>
            <text:p text:style-name="P1">Maximum Bipartite Matching</text:p>
          </draw:text-box>
        </draw:frame>
        <draw:frame presentation:style-name="pr2" draw:text-style-name="P3" draw:layer="layout" svg:width="22.6cm" svg:height="16.917cm" svg:x="1.467cm" svg:y="0.655cm" presentation:class="subtitle" presentation:user-transformed="true">
          <draw:text-box>
            <text:p text:style-name="P2"><text:span text:style-name="T1">AKA A CS Department Dance</text:span></text:p>
            <text:p text:style-name="P2"><text:span text:style-name="T1"/></text:p>
            <text:p text:style-name="P2"><text:span text:style-name="T1">Jamie Haddock</text:span></text:p>
            <text:p text:style-name="P2"><text:span text:style-name="T1">Ryan Draper</text:span></text:p>
            <text:p text:style-name="P2"><text:span text:style-name="T1">Andrew He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text-style-name="P1" draw:layer="layout" svg:width="23cm" svg:height="3.506cm" svg:x="1cm" svg:y="0.837cm" presentation:class="title">
          <draw:text-box draw:corner-radius="0.003cm">
            <text:p text:style-name="P1">Definitions</text:p>
          </draw:text-box>
        </draw:frame>
        <draw:frame presentation:style-name="pr5" draw:text-style-name="P5" draw:layer="layout" svg:width="23.384cm" svg:height="16.925cm" svg:x="0.744cm" svg:y="3.903cm" presentation:class="outline" presentation:user-transformed="true">
          <draw:text-box draw:corner-radius="0.003cm">
            <text:list text:style-name="L2">
              <text:list-item>
                <text:p text:style-name="P5"><text:span text:style-name="T2">Bipartite Graph:</text:span> a graph in which all vertices can be partitioned into two disjoint sets V and U such that each edge connects a vertex in V to a vertex in U</text:p>
              </text:list-item>
              <text:list-item>
                <text:p text:style-name="P5"><text:span text:style-name="T2">Matching:</text:span> subset of the edges in a graph with the property that no two edges share a vertex</text:p>
              </text:list-item>
              <text:list-item>
                <text:p text:style-name="P5"><text:span text:style-name="T2">Maximum Matching:</text:span> the matching with the largest number of edges</text:p>
              </text:list-item>
              <text:list-item>
                <text:p text:style-name="P5"><text:span text:style-name="T2">Augmenting Path:</text:span> a path which alternates between edges not in <text:span text:style-name="T3">M </text:span><text:span text:style-name="T4">and in </text:span><text:span text:style-name="T3">M</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6" draw:text-style-name="P1" draw:layer="layout" svg:width="23cm" svg:height="3.506cm" svg:x="1cm" svg:y="0.837cm" presentation:class="title">
          <draw:text-box draw:corner-radius="0.003cm">
            <text:p text:style-name="P1">ADT's</text:p>
          </draw:text-box>
        </draw:frame>
        <draw:frame presentation:style-name="pr7" draw:text-style-name="P5" draw:layer="layout" svg:width="23.384cm" svg:height="4.891cm" svg:x="0.487cm" svg:y="9.916cm" presentation:class="outline" presentation:user-transformed="true">
          <draw:text-box draw:corner-radius="0.003cm">
            <text:p/>
          </draw:text-box>
        </draw:frame>
        <draw:frame presentation:style-name="pr8" draw:text-style-name="P5" draw:layer="layout" svg:width="23.384cm" svg:height="16.764cm" svg:x="0.254cm" svg:y="5.842cm" presentation:class="outline" presentation:user-transformed="true">
          <draw:text-box draw:corner-radius="0.003cm">
            <text:list text:style-name="L3">
              <text:list-item>
                <text:p text:style-name="P5">A set <text:span text:style-name="T3">M </text:span><text:span text:style-name="T4">of edges from matching (empty set)</text:span></text:p>
                <text:list>
                  <text:list-item>
                    <text:p><text:span text:style-name="T4">Array of size |V| with type int</text:span></text:p>
                  </text:list-item>
                </text:list>
                <text:p><text:span text:style-name="T4"/></text:p>
              </text:list-item>
              <text:list-item>
                <text:p><text:span text:style-name="T4">A Queue initialized with all the free vertices from a set </text:span><text:span text:style-name="T3">V</text:span><text:span text:style-name="T4"> in the bipartite graph</text:span></text:p>
                <text:list>
                  <text:list-item>
                    <text:p><text:span text:style-name="T4">A priority queue with node type containing an int </text:span><text:span text:style-name="T3">vertexNum</text:span><text:span text:style-name="T4">, and a int</text:span><text:span text:style-name="T3"> label</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office:forms form:automatic-focus="false" form:apply-design-mode="false"/>
        <draw:polyline draw:style-name="gr2" xml:id="id3" draw:id="id3" draw:layer="layout" svg:width="7.313cm" svg:height="7.586cm" svg:x="9.134cm" svg:y="7.823cm" svg:viewBox="0 0 7314 7587" draw:points="0,7587 7314,0">
          <text:p/>
        </draw:polyline>
        <draw:polyline draw:style-name="gr2" xml:id="id2" draw:id="id2" draw:layer="layout" svg:width="6.398cm" svg:height="7.586cm" svg:x="9.349cm" svg:y="7.907cm" svg:viewBox="0 0 6399 7587" draw:points="0,0 6399,7587">
          <text:p/>
        </draw:polyline>
        <draw:frame presentation:style-name="pr9" draw:text-style-name="P1" draw:layer="layout" svg:width="23cm" svg:height="3.506cm" svg:x="1cm" svg:y="0.837cm" presentation:class="title">
          <draw:text-box draw:corner-radius="0.016cm">
            <text:p text:style-name="P1">Example: A CS Department Dance</text:p>
          </draw:text-box>
        </draw:frame>
        <draw:line draw:style-name="gr3" draw:layer="layout" svg:x1="8.029cm" svg:y1="8.666cm" svg:x2="8.029cm" svg:y2="14.567cm">
          <text:p/>
        </draw:line>
        <draw:line draw:style-name="gr3" draw:layer="layout" svg:x1="9.134cm" svg:y1="15.41cm" svg:x2="16.448cm" svg:y2="7.823cm">
          <text:p/>
        </draw:line>
        <draw:custom-shape draw:style-name="gr4" draw:text-style-name="P6" draw:layer="layout" svg:width="3.657cm" svg:height="3.372cm" svg:x="14.61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657cm" svg:height="3.371cm" svg:x="6.39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layer="layout" svg:x1="9.349cm" svg:y1="7.907cm" svg:x2="15.748cm" svg:y2="15.494cm">
          <text:p/>
        </draw:line>
        <draw:custom-shape draw:style-name="gr4" draw:text-style-name="P6" draw:layer="layout" svg:width="3.657cm" svg:height="3.372cm" svg:x="6.3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657cm" svg:height="3.371cm" svg:x="14.619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 xml:id="id1" draw:id="id1" draw:layer="layout" svg:width="0cm" svg:height="5.9cm" svg:x="8.029cm" svg:y="8.665cm" svg:viewBox="0 0 0 5901" draw:points="0,0 0,5901">
          <text:p/>
        </draw:polyline>
        <draw:frame draw:style-name="gr6" draw:text-style-name="P7" draw:layer="layout" svg:width="3.795cm" svg:height="0.599cm" svg:x="7.45cm" svg:y="4.578cm">
          <draw:text-box>
            <text:p><text:span text:style-name="T5">Dr. Bowers</text:span></text:p>
          </draw:text-box>
        </draw:frame>
        <draw:frame draw:style-name="gr6" draw:text-style-name="P7" draw:layer="layout" svg:width="3.795cm" svg:height="0.599cm" svg:x="15.411cm" svg:y="4.543cm">
          <draw:text-box>
            <text:p><text:span text:style-name="T5">Dr. DePalma</text:span></text:p>
          </draw:text-box>
        </draw:frame>
        <draw:frame draw:style-name="gr7" draw:text-style-name="P7" draw:layer="layout" svg:width="3.796cm" svg:height="0.599cm" svg:x="15.494cm" svg:y="18.197cm">
          <draw:text-box>
            <text:p><text:span text:style-name="T5">Dr. Yerion</text:span></text:p>
          </draw:text-box>
        </draw:frame>
        <draw:frame draw:style-name="gr7" draw:text-style-name="P7" draw:layer="layout" svg:width="3.795cm" svg:height="0.599cm" svg:x="6.873cm" svg:y="18.36cm">
          <draw:text-box>
            <text:p><text:span text:style-name="T5">Ms. Zha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office:forms form:automatic-focus="false" form:apply-design-mode="false"/>
        <draw:polyline draw:style-name="gr8" xml:id="id5" draw:id="id5" draw:layer="layout" svg:width="6.349cm" svg:height="7.365cm" svg:x="4.942cm" svg:y="6.858cm" svg:viewBox="0 0 6350 7366" draw:points="0,0 6350,7366">
          <text:p/>
        </draw:polyline>
        <draw:line draw:style-name="gr3" draw:layer="layout" svg:x1="12.308cm" svg:y1="13.97cm" svg:x2="17.896cm" svg:y2="7.366cm">
          <text:p/>
        </draw:line>
        <draw:line draw:style-name="gr3" draw:layer="layout" svg:x1="5.142cm" svg:y1="7.058cm" svg:x2="11.492cm" svg:y2="14.424cm">
          <text:p/>
        </draw:line>
        <draw:frame presentation:style-name="pr10" draw:text-style-name="P1" draw:layer="layout" svg:width="23cm" svg:height="3.506cm" svg:x="1cm" svg:y="0.837cm" presentation:class="title">
          <draw:text-box draw:corner-radius="0.032cm">
            <text:p text:style-name="P1">Example</text:p>
          </draw:text-box>
        </draw:frame>
        <draw:custom-shape draw:style-name="gr9" draw:text-style-name="P6" draw:layer="layout" svg:width="2.032cm" svg:height="2.032cm" svg:x="3.418cm" svg:y="5.588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2.032cm" svg:height="2.032cm" svg:x="10.53cm" svg:y="5.588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2.032cm" svg:height="2.032cm" svg:x="17.134cm" svg:y="5.588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2.032cm" svg:height="2.032cm" svg:x="3.418cm" svg:y="13.46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2.032cm" svg:height="2.032cm" svg:x="10.53cm" svg:y="13.462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2.032cm" svg:height="2.032cm" svg:x="17.134cm" svg:y="13.462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8" draw:layer="layout" svg:width="1.793cm" svg:height="1.966cm" draw:transform="rotate (-0.0422369678982631) translate (0.886cm 5.788cm)">
          <draw:text-box>
            <text:p><text:span text:style-name="T6">V</text:span></text:p>
          </draw:text-box>
        </draw:frame>
        <draw:frame draw:style-name="gr11" draw:text-style-name="P8" draw:layer="layout" svg:width="1.793cm" svg:height="1.966cm" draw:transform="rotate (-0.0422369678982631) translate (0.886cm 14.088cm)">
          <draw:text-box>
            <text:p><text:span text:style-name="T6">U</text:span></text:p>
          </draw:text-box>
        </draw:frame>
        <draw:line draw:style-name="gr3" draw:layer="layout" svg:x1="5.45cm" svg:y1="6.858cm" svg:x2="17.134cm" svg:y2="13.97cm">
          <text:p/>
        </draw:line>
        <draw:line draw:style-name="gr3" draw:layer="layout" svg:x1="5.334cm" svg:y1="13.97cm" svg:x2="17.134cm" svg:y2="6.858cm">
          <text:p/>
        </draw:line>
        <draw:line draw:style-name="gr3" draw:layer="layout" svg:x1="11.492cm" svg:y1="7.62cm" svg:x2="11.492cm" svg:y2="13.462cm">
          <text:p/>
        </draw:line>
        <draw:frame draw:style-name="gr12" draw:text-style-name="P9" draw:layer="layout" svg:width="2.794cm" svg:height="1.893cm" svg:x="21.844cm" svg:y="5.08cm">
          <draw:text-box>
            <text:p><text:span text:style-name="T7">Q</text:span></text:p>
          </draw:text-box>
        </draw:frame>
        <draw:frame draw:style-name="gr12" draw:layer="layout" svg:width="1.524cm" svg:height="0.945cm" svg:x="22.244cm" svg:y="7.366cm">
          <draw:text-box>
            <text:p xml:id="id4" text:id="id4">1</text:p>
          </draw:text-box>
        </draw:frame>
        <draw:frame draw:style-name="gr12" draw:layer="layout" svg:width="1.524cm" svg:height="0.945cm" svg:x="22.244cm" svg:y="8.567cm">
          <draw:text-box>
            <text:p xml:id="id6" text:id="id6">2</text:p>
          </draw:text-box>
        </draw:frame>
        <draw:frame draw:style-name="gr12" draw:layer="layout" svg:width="1.524cm" svg:height="0.945cm" svg:x="22.244cm" svg:y="9.767cm">
          <draw:text-box>
            <text:p xml:id="id9" text:id="id9">3</text:p>
          </draw:text-box>
        </draw:frame>
        <draw:frame draw:style-name="gr12" draw:layer="layout" svg:width="1.524cm" svg:height="0.945cm" svg:x="22.228cm" svg:y="10.993cm">
          <draw:text-box>
            <text:p xml:id="id8" text:id="id8">5</text:p>
          </draw:text-box>
        </draw:frame>
        <draw:frame draw:style-name="gr12" draw:layer="layout" svg:width="0.762cm" svg:height="0.945cm" svg:x="11.276cm" svg:y="15.748cm">
          <draw:text-box>
            <text:p xml:id="id7" text:id="id7">2</text:p>
          </draw:text-box>
        </draw:frame>
        <draw:polyline draw:style-name="gr8" xml:id="id10" draw:id="id10" draw:layer="layout" svg:width="11.799cm" svg:height="7.111cm" svg:x="5.334cm" svg:y="6.858cm" svg:viewBox="0 0 11800 7112" draw:points="0,7112 11800,0">
          <text:p/>
        </draw:polyline>
        <draw:frame draw:style-name="gr12" draw:layer="layout" svg:width="0.762cm" svg:height="0.945cm" svg:x="11.276cm" svg:y="15.749cm">
          <draw:text-box>
            <text:p xml:id="id12" text:id="id12">2</text:p>
          </draw:text-box>
        </draw:frame>
        <draw:frame draw:style-name="gr12" draw:layer="layout" svg:width="0.762cm" svg:height="0.945cm" svg:x="4.318cm" svg:y="4.389cm">
          <draw:text-box>
            <text:p xml:id="id14" text:id="id14">5</text:p>
          </draw:text-box>
        </draw:frame>
        <draw:frame draw:style-name="gr12" draw:layer="layout" svg:width="1.524cm" svg:height="0.945cm" svg:x="22.244cm" svg:y="12.167cm">
          <draw:text-box>
            <text:p xml:id="id15" text:id="id15">1</text:p>
          </draw:text-box>
        </draw:frame>
        <draw:frame draw:style-name="gr13" draw:layer="layout" svg:width="2.14cm" svg:height="0.947cm" svg:x="22.244cm" svg:y="8.567cm">
          <draw:text-box>
            <text:p xml:id="id11" text:id="id11">2</text:p>
          </draw:text-box>
        </draw:frame>
        <draw:frame draw:style-name="gr12" draw:layer="layout" svg:width="1.524cm" svg:height="0.945cm" svg:x="22.252cm" svg:y="10.993cm">
          <draw:text-box>
            <text:p xml:id="id13" text:id="id13">5</text:p>
          </draw:text-box>
        </draw:frame>
        <draw:polyline draw:style-name="gr8" xml:id="id16" draw:id="id16" draw:layer="layout" svg:width="11.683cm" svg:height="7.111cm" svg:x="5.45cm" svg:y="6.858cm" svg:viewBox="0 0 11684 7112" draw:points="0,0 11684,7112">
          <text:p/>
        </draw:polyline>
        <draw:polyline draw:style-name="gr8" xml:id="id17" draw:id="id17" draw:layer="layout" svg:width="0cm" svg:height="5.841cm" svg:x="11.492cm" svg:y="7.62cm" svg:viewBox="0 0 0 5842" draw:points="0,0 0,5842">
          <text:p/>
        </draw:polyline>
        <anim:par presentation:node-type="timing-root">
          <anim:seq presentation:node-type="main-sequence">
            <anim:par smil:begin="next">
              <anim:par smil:begin="0s">
                <anim:par smil:begin="0s" smil:fill="hold" presentation:node-type="on-click" presentation:preset-class="exit" presentation:preset-id="ooo-exit-disappear" presentation:group-id="0">
                  <anim:set smil:begin="0s" smil:dur="0.001s" smil:fill="hold" smil:targetElement="id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presentation:group-id="2">
                  <anim:set smil:begin="0s" smil:dur="0.001s" smil:fill="hold" smil:targetElement="id6" anim:sub-item="text" smil:attributeName="visibility" smil:to="hidden"/>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xit" presentation:preset-id="ooo-exit-disappear" presentation:group-id="4">
                  <anim:set smil:begin="0s" smil:dur="0.001s" smil:fill="hold" smil:targetElement="id9"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presentation:group-id="5">
                  <anim:set smil:begin="0s" smil:dur="0.001s" smil:fill="hold" smil:targetElement="id7" anim:sub-item="text" smil:attributeName="visibility" smil:to="hidden"/>
                </anim:par>
              </anim:par>
            </anim:par>
            <anim:par smil:begin="next">
              <anim:par smil:begin="0s">
                <anim:par smil:begin="0s" smil:fill="hold" presentation:node-type="on-click" presentation:preset-class="exit" presentation:preset-id="ooo-exit-disappear" presentation:group-id="6">
                  <anim:set smil:begin="0s" smil:dur="0.001s" smil:fill="hold" smil:targetElement="id8" anim:sub-item="text" smil:attributeName="visibility" smil:to="hidden"/>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11" anim:sub-item="text" smil:attributeName="visibility" smil:to="visible"/>
                </anim:par>
              </anim:par>
            </anim:par>
            <anim:par smil:begin="next">
              <anim:par smil:begin="0s">
                <anim:par smil:begin="0s" smil:fill="hold" presentation:node-type="on-click" presentation:preset-class="exit" presentation:preset-id="ooo-exit-disappear" presentation:group-id="14">
                  <anim:set smil:begin="0s" smil:dur="0.001s" smil:fill="hold" smil:targetElement="id11" anim:sub-item="text" smil:attributeName="visibility" smil:to="hidden"/>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3" anim:sub-item="text" smil:attributeName="visibility" smil:to="visible"/>
                </anim:par>
              </anim:par>
            </anim:par>
            <anim:par smil:begin="next">
              <anim:par smil:begin="0s">
                <anim:par smil:begin="0s" smil:fill="hold" presentation:node-type="on-click" presentation:preset-class="exit" presentation:preset-id="ooo-exit-disappear" presentation:group-id="9">
                  <anim:set smil:begin="0s" smil:dur="0.001s" smil:fill="hold" smil:targetElement="id13" anim:sub-item="text" smil:attributeName="visibility" smil:to="hidden"/>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15" anim:sub-item="text" smil:attributeName="visibility" smil:to="visible"/>
                </anim:par>
              </anim:par>
            </anim:par>
            <anim:par smil:begin="next">
              <anim:par smil:begin="0s">
                <anim:par smil:begin="0s" smil:fill="hold" presentation:node-type="on-click" presentation:preset-class="exit" presentation:preset-id="ooo-exit-disappear" presentation:group-id="16">
                  <anim:set smil:begin="0s" smil:dur="0.001s" smil:fill="hold" smil:targetElement="id15"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xit" presentation:preset-id="ooo-exit-disappear" presentation:group-id="12">
                  <anim:set smil:begin="0s" smil:dur="0.001s" smil:fill="hold" smil:targetElement="id12" anim:sub-item="text" smil:attributeName="visibility" smil:to="hidden"/>
                </anim:par>
              </anim:par>
            </anim:par>
            <anim:par smil:begin="next">
              <anim:par smil:begin="0s">
                <anim:par smil:begin="0s" smil:fill="hold" presentation:node-type="on-click" presentation:preset-class="exit" presentation:preset-id="ooo-exit-disappear" presentation:group-id="15">
                  <anim:set smil:begin="0s" smil:dur="0.001s" smil:fill="hold" smil:targetElement="id14" anim:sub-item="text" smil:attributeName="visibility" smil:to="hidden"/>
                </anim:par>
              </anim:par>
            </anim:par>
          </anim:seq>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11" draw:text-style-name="P1" draw:layer="layout" svg:width="23cm" svg:height="3.506cm" svg:x="1cm" svg:y="0.837cm" presentation:class="title">
          <draw:text-box draw:corner-radius="0.003cm">
            <text:p text:style-name="P1">Complexity</text:p>
          </draw:text-box>
        </draw:frame>
        <draw:frame presentation:style-name="pr12" draw:text-style-name="P5" draw:layer="layout" svg:width="23.384cm" svg:height="18.397cm" svg:x="0.254cm" svg:y="4.318cm" presentation:class="outline" presentation:user-transformed="true">
          <draw:text-box draw:corner-radius="0.003cm">
            <text:list text:style-name="L3">
              <text:list-header>
                <text:p text:style-name="P5"/>
              </text:list-header>
              <text:list-item>
                <text:p text:style-name="P5">Each iteration is O(|V|+|U|+|E|)</text:p>
              </text:list-item>
            </text:list>
            <text:list text:style-name="L5">
              <text:list-item>
                <text:list>
                  <text:list-item>
                    <text:p>Where total number of vertices n = |V|+|U|</text:p>
                  </text:list-item>
                </text:list>
              </text:list-item>
            </text:list>
            <text:list text:style-name="L2">
              <text:list-header>
                <text:p/>
              </text:list-header>
              <text:list-item>
                <text:p>Total number of iterations |_n/2_| + 1</text:p>
                <text:p/>
              </text:list-item>
              <text:list-item>
                <text:p>Limit n-&gt; inf (|_n/2_| + 1(n + |E|))</text:p>
              </text:list-item>
            </text:list>
            <text:list text:style-name="L5">
              <text:list-item>
                <text:list>
                  <text:list-item>
                    <text:p><text:s text:c="8"/>(n(n+|E|))</text:p>
                  </text:list-item>
                </text:list>
              </text:list-item>
            </text:list>
            <text:list text:style-name="L2">
              <text:list-header>
                <text:p/>
                <text:p/>
              </text:list-header>
            </text:list>
            <text:p text:style-name="P5"/>
          </draw:text-box>
        </draw:frame>
        <draw:custom-shape draw:style-name="gr4" draw:text-style-name="P6" draw:layer="layout" svg:width="1.405cm" svg:height="1.281cm" draw:transform="rotate (0.747175452778772) translate (3.687cm 16.9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layer="layout" svg:width="1.999cm" svg:height="0.999cm" svg:x="12.969cm" svg:y="11.558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13" draw:text-style-name="P1" draw:layer="layout" svg:width="23cm" svg:height="3.506cm" svg:x="1cm" svg:y="0.837cm" presentation:class="title">
          <draw:text-box draw:corner-radius="0.003cm">
            <text:p text:style-name="P1">Applications</text:p>
          </draw:text-box>
        </draw:frame>
        <draw:frame presentation:style-name="pr14" draw:text-style-name="P10" draw:layer="layout" svg:width="23.384cm" svg:height="16.231cm" svg:x="0.254cm" svg:y="4.318cm" presentation:class="outline" presentation:user-transformed="true">
          <draw:text-box draw:corner-radius="0.003cm">
            <text:list text:style-name="L2">
              <text:list-item>
                <text:p><text:span text:style-name="T8">1. <text:s text:c="6"/>Numerical scientific computing</text:span></text:p>
              </text:list-item>
              <text:list-item>
                <text:p><text:span text:style-name="T8">2. <text:s text:c="6"/>Multilevel graph algorithms (partitioning and clustering)</text:span></text:p>
              </text:list-item>
              <text:list-item>
                <text:p><text:span text:style-name="T8">3. <text:s text:c="6"/>Bioinformatics: Protein structure comparisons</text:span></text:p>
              </text:list-item>
              <text:list-item>
                <text:p><text:span text:style-name="T8">4. <text:s text:c="6"/>Image processing</text:span></text:p>
              </text:list-item>
              <text:list-item>
                <text:p><text:span text:style-name="T8">5. <text:s text:c="6"/>Mobile computing</text:span></text:p>
              </text:list-item>
              <text:list-item>
                <text:p><text:span text:style-name="T8">6. <text:s text:c="6"/>Scheduling in input-queued high-performance switches</text:span></text:p>
              </text:list-item>
              <text:list-item>
                <text:p><text:span text:style-name="T8">7. <text:s text:c="6"/>Operations Research</text:span></text:p>
              </text:list-item>
            </text:list>
            <text:list text:style-name="L5">
              <text:list-item>
                <text:list>
                  <text:list-item>
                    <text:p><text:span text:style-name="T9">Found at http://www.cs.odu.edu/~mhalappa/matching/applications.html</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Introducing a New Product</dc:title>
    <dc:description>General introduction of a new product taking customer wishes into account</dc:description>
    <meta:creation-date>2013-04-25T18:24:28</meta:creation-date>
    <dc:language>en-US</dc:language>
    <meta:editing-cycles>6</meta:editing-cycles>
    <meta:editing-duration>PT4H29M21S</meta:editing-duration>
    <meta:initial-creator>Jamie Haddock</meta:initial-creator>
    <dc:date>2013-04-29T13:15:10</dc:date>
    <dc:creator>Ryan Draper</dc:creator>
    <meta:document-statistic meta:object-count="91"/>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

<file path=Object 1/content.xml><?xml version="1.0" encoding="utf-8"?>
<math xmlns="http://www.w3.org/1998/Math/MathML">
  <mrow/>
</math>
</file>